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ellipse text:anchor-type="paragraph" draw:z-index="0" draw:style-name="gr1" draw:text-style-name="P1" svg:width="4.261cm" svg:height="2.25cm" svg:x="4.135cm" svg:y="0.083cm"><text:p text:style-name="P1">INIZIO</text:p></draw:ellipse></text:p>
      <text:p text:style-name="Standard"><text:s text:c="53"/>INIINI</text:p>
      <text:p text:style-name="Standard"><text:s text:c="80"/></text:p>
      <text:p text:style-name="Standard"><text:s text:c="52"/></text:p>
      <text:p text:style-name="Standard"><draw:custom-shape text:anchor-type="paragraph" draw:z-index="1" draw:style-name="gr2" svg:width="0.003cm" svg:height="2.329cm" svg:x="6.304cm" svg:y="0.38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style-name="gr2" svg:width="0.027cm" svg:height="3.017cm" svg:x="6.092cm" svg:y="1.86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style-name="gr3" svg:width="7.039cm" svg:height="1.482cm" svg:x="2.653cm" svg:y="0.385cm"><text:p>I:list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9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9" draw:style-name="gr6" svg:width="6.483cm" svg:height="1.694cm" svg:x="2.812cm" svg:y="0.39cm"><text:p>I:Dimension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/>
      <text:p text:style-name="Standard"><draw:custom-shape text:anchor-type="paragraph" draw:z-index="5" draw:style-name="gr2" svg:width="0.027cm" svg:height="2.752cm" svg:x="5.987cm" svg:y="1.22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7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3" svg:width="3.467cm" svg:height="1.103cm" svg:x="4.479cm" svg:y="0.33cm"><text:p>I=0</text:p><draw:enhanced-geometry svg:viewBox="0 0 21600 21600" draw:type="rectangle" draw:enhanced-path="M 0 0 L 21600 0 21600 21600 0 21600 0 0 Z N"/></draw:custom-shape> <text:s text:c="80"/></text:p>
      <text:p text:style-name="Standard"/>
      <text:p text:style-name="Standard"><draw:custom-shape text:anchor-type="paragraph" draw:z-index="7" draw:style-name="gr2" svg:width="0.003cm" svg:height="2.25cm" svg:x="6.119cm" svg:y="0.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7" draw:style-name="gr2" svg:width="1.033cm" svg:height="0.003cm" svg:x="13.58cm" svg:y="0.45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6" draw:style-name="gr3" svg:width="4.393cm" svg:height="1.218cm" svg:x="4.24cm" svg:y="0.236cm"><text:p>j=j+1</text:p><draw:enhanced-geometry svg:viewBox="0 0 21600 21600" draw:type="rectangle" draw:enhanced-path="M 0 0 L 21600 0 21600 21600 0 21600 0 0 Z N"/></draw:custom-shape></text:p>
      <text:p text:style-name="Standard"><text:s text:c="116"/></text:p>
      <text:p text:style-name="Standard"><draw:custom-shape text:anchor-type="paragraph" draw:z-index="15" draw:style-name="gr2" svg:width="0.08cm" svg:height="1.773cm" svg:x="6.251cm" svg:y="0.48cm"><text:p/><draw:enhanced-geometry svg:viewBox="0 0 21600 21600" draw:text-areas="?f0 0 ?f2 ?f5" draw:type="down-arrow" draw:modifiers="10778.5288270378 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202"/></text:p>
      <text:p text:style-name="Standard"/>
      <text:p text:style-name="Standard"/>
      <text:p text:style-name="Standard"/>
      <text:p text:style-name="Standard"><draw:custom-shape text:anchor-type="paragraph" draw:z-index="8" draw:style-name="gr4" svg:width="4.366cm" svg:height="2.038cm" svg:x="4.135cm" svg:y="0.205cm"><text:p>Lista(i)&gt;lista j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 <text:s text:c="41"/></text:p>
      <text:p text:style-name="Standard"><text:s text:c="107"/></text:p>
      <text:p text:style-name="Standard"><draw:custom-shape text:anchor-type="paragraph" draw:z-index="20" draw:style-name="gr7" draw:text-style-name="P1" svg:width="0.133cm" svg:height="2.938cm" svg:x="4.135cm" svg:y="0.136cm"><text:p/><draw:enhanced-geometry svg:viewBox="0 0 841 854" draw:mirror-horizontal="false" draw:mirror-vertical="false" draw:type="non-primitive" draw:enhanced-path="M 517 247 L 517 415 264 415 264 0 0 0 0 680 517 680 517 854 841 547 517 247 Z N"/></draw:custom-shape><draw:path text:anchor-type="paragraph" draw:z-index="22" draw:style-name="gr9" draw:text-style-name="P1" svg:width="1.057cm" svg:height="2.283cm" svg:x="8.791cm" svg:y="0.207cm" svg:viewBox="0 0 1058 2284" svg:d="M0 35c256 95 637-161 794 53 176 240 10 603 132 873 118 261 134 543 132 820l-211 265 185 238"><text:p/></draw:path> <text:s text:c="35"/>V</text:p>
      <text:p text:style-name="Standard"><text:s text:c="94"/>F</text:p>
      <text:p text:style-name="Standard"><draw:custom-shape text:anchor-type="paragraph" draw:z-index="12" draw:style-name="gr2" svg:width="0.003cm" svg:height="4.204cm" svg:x="-7.325cm" svg:y="0.1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21" draw:style-name="gr8" draw:text-style-name="P1" svg:width="3.096cm" svg:height="0.98cm" svg:x="4.426cm" svg:y="0.422cm"><text:p text:style-name="P1">Swap lista(i,j)</text:p></draw:rect></text:p>
      <text:p text:style-name="Standard"><draw:custom-shape text:anchor-type="paragraph" draw:z-index="18" draw:style-name="gr2" svg:width="0.003cm" svg:height="1.401cm" svg:x="6.251cm" svg:y="0.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3" draw:style-name="gr8" draw:text-style-name="P1" svg:width="2.356cm" svg:height="0.9cm" svg:x="9.082cm" svg:y="0.199cm"><text:p text:style-name="P1">I=I+1</text:p></draw:rect> <text:s text:c="75"/></text:p>
      <text:p text:style-name="Standard"><draw:rect text:anchor-type="paragraph" draw:z-index="24" draw:style-name="gr8" draw:text-style-name="P1" svg:width="3.043cm" svg:height="1.059cm" svg:x="11.728cm" svg:y="1.221cm"><text:p text:style-name="P1">J=I+1</text:p></draw:rect><draw:custom-shape text:anchor-type="paragraph" draw:z-index="16" draw:style-name="gr2" svg:width="0.027cm" svg:height="1.43cm" svg:x="10.352cm" svg:y="0.58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2" svg:width="2.805cm" svg:height="0.003cm" svg:x="8.791cm" svg:y="2.014cm"><text:p/><draw:enhanced-geometry svg:viewBox="0 0 21600 21600" draw:text-areas="0 ?f0 ?f5 ?f2" draw:type="right-arrow" draw:modifiers="21600 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4" svg:width="4.896cm" svg:height="1.747cm" svg:x="3.896cm" svg:y="1.124cm"><text:p>I=DIM OR</text:p><text:p>I=DI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style-name="gr2" svg:width="0.003cm" svg:height="1.435cm" svg:x="13.524cm" svg:y="2.141cm"><text:p/><draw:enhanced-geometry svg:viewBox="0 0 21600 21600" draw:text-areas="?f0 0 ?f2 ?f5" draw:mirror-horizontal="true" draw:type="down-arrow" draw:modifiers="0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43"/>FINEII</text:p>
      <text:p text:style-name="Standard"><draw:custom-shape text:anchor-type="paragraph" draw:z-index="25" draw:style-name="gr10" svg:width="2.832cm" svg:height="2.382cm" svg:x="5.616cm" svg:y="4.05cm"><text:p>DIM=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26" draw:style-name="gr8" draw:text-style-name="P1" svg:width="3.467cm" svg:height="1.297cm" svg:x="5.59cm" svg:y="0.028cm"><text:p text:style-name="P1">DIM-1</text:p></draw:rect><draw:line text:anchor-type="paragraph" draw:z-index="27" draw:style-name="gr9" draw:text-style-name="P1" svg:x1="7.045cm" svg:y1="1.325cm" svg:x2="7.045cm" svg:y2="4.05cm"><text:p/></draw:line><draw:custom-shape text:anchor-type="paragraph" draw:z-index="11" draw:style-name="gr4" svg:width="4.287cm" svg:height="1.006cm" svg:x="4.796cm" svg:y="9.359cm"><text:p>O:LIST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8" draw:style-name="gr9" draw:text-style-name="P1" svg:x1="6.939cm" svg:y1="7.516cm" svg:x2="6.965cm" svg:y2="10.294cm"><text:p/></draw:line><draw:line text:anchor-type="paragraph" draw:z-index="29" draw:style-name="gr9" draw:text-style-name="P1" svg:x1="7.098cm" svg:y1="6.431cm" svg:x2="7.124cm" svg:y2="6.431cm"><text:p/></draw:line><draw:line text:anchor-type="paragraph" draw:z-index="30" draw:style-name="gr9" draw:text-style-name="P1" svg:x1="7.098cm" svg:y1="6.431cm" svg:x2="7.098cm" svg:y2="9.359cm"><text:p/></draw:line><draw:ellipse text:anchor-type="paragraph" draw:z-index="13" draw:style-name="gr5" draw:text-style-name="P1" svg:width="3.282cm" svg:height="1.588cm" svg:x="5.299cm" svg:y="12.659cm"><text:p text:style-name="P1">FINE</text:p></draw:ellipse><draw:line text:anchor-type="paragraph" draw:z-index="31" draw:style-name="gr9" draw:text-style-name="P1" svg:x1="6.833cm" svg:y1="10.365cm" svg:x2="6.912cm" svg:y2="12.517cm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lia Cristea</meta:initial-creator>
    <meta:creation-date>2017-05-17T19:40:43.30</meta:creation-date>
    <dc:date>2017-05-31T19:57:01.07</dc:date>
    <dc:creator>Iulia Cristea</dc:creator>
    <meta:editing-duration>PT13M39S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2" meta:paragraph-count="14" meta:word-count="4" meta:character-count="1171"/>
  </office:meta>
</office:document-meta>
</file>